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20.01.10 14:35   |   <text:a xlink:type="simple" xlink:href="http://palinfo.habago.org/Entry?Command=Information_PrintForum&amp;#FORUM38397"><text:span text:style-name="T1">#</text:span></text:a></text:p>
      <text:p text:style-name="P2">卡韓政變 (233)：明天過後 <text:line-break/><text:line-break/>陳真 2020. 01. 10. <text:line-break/><text:line-break/><text:line-break/>明天選完，最可悲的場面不是韓國瑜的輸贏，而是「團結」、「愛與包容」等等這樣一些極其有害、內涵空洞的陳腔濫調是否又要開始大放送？ <text:line-break/><text:line-break/>一種行為，例如貪污，例如以鉅額公帑長年豢養網軍無法無天的造謠抹黑，例如私人酬庸，養幾千隻肥貓橫行無阻，例如內線交易，個個是股神，例如各種官商勾結，例如「假都更真炒地皮」等等等，如果它是違法的、敗德的，為什麼要容忍它繼續下去？這跟什麼愛不愛、包不包容有什麼關係？所謂團結也一樣，團什麼結？什麼叫團結？團結要做什麼？毫無意義不是嗎？ <text:line-break/><text:line-break/>二十年前，我就不斷指稱民進黨刻意培養網路寫手，亦即網軍，有計畫性、系統性地唆使這些人每天抹黑、攻擊異己，醜化反對者；「表現」良好的網軍，其中最無恥下流者，就給予進一步提拔從政，或是提供各項公家資源，把他養得更肥，更凶猛，更有殺傷力。 <text:line-break/><text:line-break/>二十年來，民進黨一手掌控的網軍與媒體造謠抹黑問題一天比一天嚴重，幾乎可以說到了徹底瘋狂的地步。要不是一名正直外交官蘇啟誠之死，根本不會引起人們的重視；人們總是動不動就說什麼這是一種「言論自由」，真是胡說八道。事實上，民進黨這樣一種養小鬼的網軍文化，目的恰恰就是要扼殺異議，醜化異己，嚇阻人們的批評。 <text:line-break/><text:line-break/>你看，底下這篇文章寫得很好，但結尾卻居然寫著「民進黨不反省楊蕙如的惡行，就看著網軍繼續敗壞台灣」。它媽的我們還要癡癡等著人渣黨的「反省」？他要是會反省，二十幾年前就反省了。 <text:line-break/><text:line-break/>再說，一個歹徒為所作歹，我們是應該把他繩之以法還是慢慢等他「反省」？ <text:line-break/><text:line-break/>而且，問題之大，哪是什麼楊蕙如一個人的問題？楊蕙如只是無數網軍之一，不小心剛好露了餡，如此而已。她哪裏具有什麼重要性？應該被繩之以法的是蔡英文以及這個黨的幾乎所有檯面政客，因為他們才是為惡者，才是歹徒。元凶不抓，幫派不滅，老是講整個政治黑幫底下一個小囉嘍「人在哪啊？乖乖快出來哦」，有何意義可言？ <text:line-break/><text:line-break/>總之，別再講什麼「愛與團結」等等這些絲毫不具現代文明社會意義的封建辭彙。韓若當選，拜託趕緊成立特偵組查辦堆積如山高的弊案。萬一人渣黨繼續執政，那也請人渣們儘情為所欲為，想抓誰就盡量抓沒關係，想怎麼貪就請盡量貪，我倒想看看，一個邪惡政權，囂張蠻橫貪污腐敗能撐幾時。 <text:line-break/><text:line-break/>================= <text:line-break/><text:line-break/>聯合報黑白集／社會良心的攻擊手 <text:line-break/><text:line-break/>2020-01-09  <text:line-break/><text:line-break/>台東愛心菜販陳樹菊因現身挺韓，竟遭挺綠網軍圍剿，有人譏嘲「老人智力一向不足」，有人罵道「沒資格活下去的咖洨」，口舌極盡惡毒。以陳樹菊一生的行善慈悲、與世無爭，這些邪惡網軍的作為，就如同「社會良心的攻擊手」。 <text:line-break/><text:line-break/>要問的是：是誰讓這些年輕人變成散播惡意的鍵盤刺客？誰在付他們薪水讓他們生產危害社會的毒素？從這些攻擊手的言行看，凡是非其綠營族類，一律都須討伐誅殺，不問對方是善是惡，也不問是黑是白。試想，兩軍選舉交鋒，卻連周遭的百姓都一起株連，這也能算民主政治？ <text:line-break/><text:line-break/>楊蕙如的網軍案上月被檢方起訴，綠營毫不檢討或收斂，卻讓她兀自神隱。原因無他：選戰正在最後關頭，仍須大大借重網軍凶猛火力。也正因為執政黨無意反省，附隨網軍因而愈發猖獗，四處出草，竟連陳樹菊這樣一個低調行善的賣菜阿嬤都不放過。這種「楊蕙如們圍剿陳樹菊」的景象，展現的是綠營爪牙的缺乏人性，和蔡政府執政的冷酷無情正好「輝映」。 <text:line-break/><text:line-break/>攻擊手言詞的冷血，讓人驚愕。他們用「年齡」來界定「智力」，貶低年長者，甚至應被剝奪「活下去的資格」。這些網軍，若是在家中或學校，會說出如此充滿歧視的言語嗎？絕不可能！但在為政治服務時，他們卻可以變得冷酷無情，對任何與「敵營」有關的人進行無差別攻擊。 <text:line-break/><text:line-break/>民進黨不反省楊蕙如的惡行，就看著網軍繼續敗壞台灣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